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rive</text:p>
      <text:p text:style-name="Normal"><text:a xlink:href="https://drive.google.com/drive/folders/1ZqcbKFb-Q0T_x7b7yLeHmUsSvLTOLSMn?usp=sharing" office:target-frame-name="_top" xlink:show="replace"><text:span text:style-name="Hipervínculo">https://drive.google.com/drive/folders/1ZqcbKFb-Q0T_x7b7yLeHmUsSvLTOLSMn?usp=sharing</text:span></text:a></text:p>
      <text:p text:style-name="Normal"/>
      <text:p text:style-name="Normal">github</text:p>
      <text:p text:style-name="Normal">https://github.com/jmiquis/InterfacesWeb.gi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Miquis García</meta:initial-creator>
    <dc:creator>Jorge Miquis García</dc:creator>
    <meta:creation-date>2021-10-13T07:19:00Z</meta:creation-date>
    <dc:date>2021-10-13T07:22:00Z</dc:date>
    <meta:template xlink:href="Normal" xlink:type="simple"/>
    <meta:editing-cycles>1</meta:editing-cycles>
    <meta:editing-duration>PT180S</meta:editing-duration>
    <meta:document-statistic meta:page-count="1" meta:paragraph-count="1" meta:word-count="37" meta:character-count="244" meta:row-count="1" meta:non-whitespace-character-count="208"/>
  </office:meta>
</office:document-meta>
</file>